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1.7313in" style:rel-column-width="249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188277" officeooo:paragraph-rsid="00188277"/>
    </style:style>
    <style:style style:name="P2" style:family="paragraph" style:parent-style-name="Table_20_Contents">
      <style:text-properties officeooo:rsid="00188277" officeooo:paragraph-rsid="00188277"/>
    </style:style>
    <style:style style:name="P3" style:family="paragraph" style:parent-style-name="Table_20_Contents">
      <style:text-properties officeooo:rsid="00188277" officeooo:paragraph-rsid="001b915e"/>
    </style:style>
    <style:style style:name="P4" style:family="paragraph" style:parent-style-name="Table_20_Contents">
      <style:text-properties fo:font-weight="bold" officeooo:rsid="00188277" officeooo:paragraph-rsid="00188277" style:font-weight-asian="bold" style:font-weight-complex="bold"/>
    </style:style>
    <style:style style:name="P5" style:family="paragraph" style:parent-style-name="Table_20_Contents">
      <style:text-properties fo:font-weight="bold" officeooo:rsid="00188277" officeooo:paragraph-rsid="001a24b6" style:font-weight-asian="bold" style:font-weight-complex="bold"/>
    </style:style>
    <style:style style:name="P6" style:family="paragraph" style:parent-style-name="Table_20_Contents">
      <style:text-properties fo:font-weight="bold" officeooo:rsid="001a24b6" officeooo:paragraph-rsid="001a24b6" style:font-weight-asian="bold" style:font-weight-complex="bold"/>
    </style:style>
    <style:style style:name="P7" style:family="paragraph" style:parent-style-name="Table_20_Contents">
      <style:text-properties officeooo:paragraph-rsid="00188277"/>
    </style:style>
    <style:style style:name="P8" style:family="paragraph" style:parent-style-name="Table_20_Contents">
      <style:text-properties officeooo:paragraph-rsid="001a24b6"/>
    </style:style>
    <style:style style:name="P9" style:family="paragraph" style:parent-style-name="Table_20_Contents">
      <style:text-properties officeooo:paragraph-rsid="001b915e"/>
    </style:style>
    <style:style style:name="P10" style:family="paragraph" style:parent-style-name="Table_20_Contents">
      <style:text-properties officeooo:rsid="001b915e" officeooo:paragraph-rsid="001b915e"/>
    </style:style>
    <style:style style:name="T1" style:family="text">
      <style:text-properties officeooo:rsid="00188277"/>
    </style:style>
    <style:style style:name="T2" style:family="text">
      <style:text-properties officeooo:rsid="001a24b6"/>
    </style:style>
    <style:style style:name="T3" style:family="text">
      <style:text-properties officeooo:rsid="001b91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header-rows>
          <table:table-row>
            <table:table-cell table:style-name="Table1.A1" office:value-type="string">
              <text:p text:style-name="P1">Feature:</text:p>
            </table:table-cell>
            <table:table-cell table:style-name="Table1.A1" office:value-type="string">
              <text:p text:style-name="P1">Description:</text:p>
            </table:table-cell>
            <table:table-cell table:style-name="Table1.A1" office:value-type="string">
              <text:p text:style-name="P1">Interpretation:</text:p>
            </table:table-cell>
            <table:table-cell table:style-name="Table1.D1" office:value-type="string">
              <text:p text:style-name="P1">Notes:</text:p>
            </table:table-cell>
          </table:table-row>
        </table:table-header-rows>
        <table:table-row>
          <table:table-cell table:style-name="Table1.A2" office:value-type="string">
            <text:p text:style-name="P5"><text:span text:style-name="T2">Y: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grad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<text:span text:style-name="T2">certified: </text:span></text:p>
            <text:p text:style-name="P8">administrative, 0/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letter_grade: <text:span text:style-name="T3">NEW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X: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<text:span text:style-name="T2">explored: </text:span>administrative, 0/1</text:p>
          </table:table-cell>
          <table:table-cell table:style-name="Table1.A2" office:value-type="string">
            <text:p text:style-name="Table_20_Contents">anyone who accessed at least half of the chapters in the courseware</text:p>
          </table:table-cell>
          <table:table-cell table:style-name="Table1.A2" office:value-type="string">
            <text:p text:style-name="P10">grade:</text:p>
            <text:p text:style-name="P10">How many in each 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ndays_act:</text:p>
            <text:p text:style-name="P2">administrative</text:p>
          </table:table-cell>
          <table:table-cell table:style-name="Table1.A2" office:value-type="string">
            <text:p text:style-name="Table_20_Contents">number of unique days student interacted with course</text:p>
          </table:table-cell>
          <table:table-cell table:style-name="Table1.A2" office:value-type="string">
            <text:p text:style-name="P10">grade:</text:p>
            <text:p text:style-name="P10">HeatMap, outliers, grade rang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nplay_video:</text:p>
            <text:p text:style-name="P2">administrative</text:p>
          </table:table-cell>
          <table:table-cell table:style-name="Table1.A2" office:value-type="string">
            <text:p text:style-name="Table_20_Contents">number of play video events within the course</text:p>
          </table:table-cell>
          <table:table-cell table:style-name="Table1.A2" office:value-type="string">
            <text:p text:style-name="P10">grade:</text:p>
            <text:p text:style-name="P10">Look usekless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<text:span text:style-name="T2">nchapters:</text:span></text:p>
            <text:p text:style-name="P8">administrative</text:p>
          </table:table-cell>
          <table:table-cell table:style-name="Table1.A2" office:value-type="string">
            <text:p text:style-name="Table_20_Contents">number of chapters (within the Courseware) with which the student interacted.</text:p>
          </table:table-cell>
          <table:table-cell table:style-name="Table1.A2" office:value-type="string">
            <text:p text:style-name="P10">grade:</text:p>
            <text:p text:style-name="P10">Course specific, Normaliz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nevents:</text:p>
            <text:p text:style-name="P2">administrative</text:p>
          </table:table-cell>
          <table:table-cell table:style-name="Table1.A2" office:value-type="string">
            <text:p text:style-name="Table_20_Contents">number of interactions with the course, recorded in the tracking logs</text:p>
          </table:table-cell>
          <table:table-cell table:style-name="Table1.A2" office:value-type="string">
            <text:p text:style-name="P10">grade:</text:p>
            <text:p text:style-name="P10">HeatMap, outliers, grade rang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<text:span text:style-name="T1">nforum_posts: </text:span>administrative</text:p>
          </table:table-cell>
          <table:table-cell table:style-name="Table1.A2" office:value-type="string">
            <text:p text:style-name="Table_20_Contents">number of posts to the Discussion Forum</text:p>
          </table:table-cell>
          <table:table-cell table:style-name="Table1.A2" office:value-type="string">
            <text:p text:style-name="P10">grade:</text:p>
            <text:p text:style-name="P10">most people post &lt; 4x, dist on grade rang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<text:span text:style-name="T1">final_cc_cname_DI</text:span>: administrative <text:span text:style-name="T2">&amp; user</text:span></text:p>
          </table:table-cell>
          <table:table-cell table:style-name="Table1.A2" office:value-type="string">
            <text:p text:style-name="Table_20_Contents">continent/region name <text:span text:style-name="T2">of IP address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<text:span text:style-name="T1">LoE</text:span>: </text:p>
            <text:p text:style-name="P8">user-provided</text:p>
          </table:table-cell>
          <table:table-cell table:style-name="Table1.A2" office:value-type="string">
            <text:p text:style-name="Table_20_Contents">highest level of education completed. “Less than Secondary,” “Secondary,” “Bachelor’s,” “Master’s,” and “Doctorate.”</text:p>
          </table:table-cell>
          <table:table-cell table:style-name="Table1.A2" office:value-type="string">
            <text:p text:style-name="P10">grade:</text:p>
            <text:p text:style-name="P10">Make numeric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<text:span text:style-name="T1">YoB: </text:span>user-provided</text:p>
          </table:table-cell>
          <table:table-cell table:style-name="Table1.A2" office:value-type="string">
            <text:p text:style-name="Table_20_Contents">year of birth</text:p>
          </table:table-cell>
          <table:table-cell table:style-name="Table1.A2" office:value-type="string">
            <text:p text:style-name="P10">grade:</text:p>
            <text:p text:style-name="P10">bimodal @ what age, large dist on ages is mooc pheno, not traditional college environment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<text:span text:style-name="T3">gender: </text:span>user-provided</text:p>
          </table:table-cell>
          <table:table-cell table:style-name="Table1.A2" office:value-type="string">
            <text:p text:style-name="Table_20_Contents">m (male), f (female) and <text:soft-page-break/>o (other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<text:span text:style-name="T1">start_time_DI:</text:span></text:p>
            <text:p text:style-name="P9">administrative</text:p>
          </table:table-cell>
          <table:table-cell table:style-name="Table1.A2" office:value-type="string">
            <text:p text:style-name="Table_20_Contents">date of course registratio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last_event_DI:</text:p>
            <text:p text:style-name="P2">administrative</text:p>
          </table:table-cell>
          <table:table-cell table:style-name="Table1.A2" office:value-type="string">
            <text:p text:style-name="Table_20_Contents">date of last interaction with cours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New: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course_name<text:span text:style-name="T3">(num)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semest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ge_rang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schoo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Removed: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start_yea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u'result'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4:45:54.043778604</meta:creation-date>
    <dc:date>2015-09-08T15:32:06.637968889</dc:date>
    <meta:editing-duration>PT15M30S</meta:editing-duration>
    <meta:editing-cycles>1</meta:editing-cycles>
    <meta:document-statistic meta:table-count="1" meta:image-count="0" meta:object-count="0" meta:page-count="2" meta:paragraph-count="65" meta:word-count="193" meta:character-count="1390" meta:non-whitespace-character-count="1259"/>
    <meta:generator>LibreOffice/4.2.8.2$Linux_X86_64 LibreOffice_project/420m0$Build-2</meta:generator>
  </office:meta>
</office:document-meta>
</file>